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37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text:line-break/>Параллелепипед<text:line-break/>P1 = [ -a/2, 0, -c/2, 1 ]<text:line-break/>P2 = [ -a/2, 0, c/2, 1 ]<text:line-break/>P3 = [ a/2, 0, c/2, 1 ]<text:line-break/>P4 = [ a/2, 0, -c/2, 1 ]<text:line-break/>P5 = [ -a/2, b, -c/2, 1 ]<text:line-break/>P6 = [ -a/2, b, c/2, 1 ]<text:line-break/>P7 = [ a/2, b, c/2, 1 ]<text:line-break/>P8 = [ a/2, b, -c/2, 1 ]</text:p>
      <text:p text:style-name="P1"><text:line-break/>Пирамида<text:line-break/>r = d*sqrt(3)/3<text:line-break/>P1 = [ -d/2, 0, d*sqrt(3)/6, 1 ]<text:line-break/>P2 = [ d/2, 0, d*sqrt(3)/6, 1 ]<text:line-break/>P3 = [ 0, 0, d*sqrt(3)/3, 1 ]<text:line-break/>P4 = [ 0, h, 0, 1 ]<text:line-break/><text:line-break/>d = r*3/sqrt(3)<text:line-break/>P1 = [ -r*3/(sqrt(3)*2), 0, r/2, 1 ]<text:line-break/>P2 = [ r*3/(sqrt(3)*2), 0, r/2, 1 ]<text:line-break/>P3 = [ 0, 0, r, 1 ]<text:line-break/>P4 = [ 0, h, 0, 1 ]<text:line-break/>*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9:06:40.898688134</meta:creation-date>
    <dc:date>2020-08-08T12:14:35.382635200</dc:date>
    <meta:editing-duration>PT1H45M30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" meta:word-count="138" meta:character-count="490" meta:non-whitespace-character-count="352"/>
  </office:meta>
</office:document-meta>
</file>